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44000000425D7A597179598633.png" manifest:media-type="image/png"/>
  <manifest:file-entry manifest:full-path="Pictures/100018AD0000070C000006D6540FD8913EF339DA.svg" manifest:media-type="image/svg+xml"/>
  <manifest:file-entry manifest:full-path="Pictures/1000000000000020000000204B249CA79A42C6D7.png" manifest:media-type="image/png"/>
  <manifest:file-entry manifest:full-path="Pictures/100017250000070C000006D67DE39097F9CCF29B.svg" manifest:media-type="image/svg+xml"/>
  <manifest:file-entry manifest:full-path="Pictures/10000E5400000707000006D216741E64C7875B85.svg" manifest:media-type="image/svg+xml"/>
  <manifest:file-entry manifest:full-path="Pictures/10000201000000440000004211B9942962DABC40.png" manifest:media-type="image/png"/>
  <manifest:file-entry manifest:full-path="Pictures/1000020100000044000000421878AE7E5B4CDB21.png" manifest:media-type="image/png"/>
  <manifest:file-entry manifest:full-path="Pictures/1000020100000044000000424F4A7D291CBA7BE6.png" manifest:media-type="image/png"/>
  <manifest:file-entry manifest:full-path="Pictures/100002010000004400000042B90CDCCD565BB1C9.png" manifest:media-type="image/png"/>
  <manifest:file-entry manifest:full-path="Pictures/100018AA0000070C000006D65B4D8253A6394EA8.svg" manifest:media-type="image/svg+xml"/>
  <manifest:file-entry manifest:full-path="Pictures/10001E460000070C000006D63BD7E95807005980.svg" manifest:media-type="image/svg+xml"/>
  <manifest:file-entry manifest:full-path="Pictures/100002010000004500000043AB8ED8965373EACB.png" manifest:media-type="image/png"/>
  <manifest:file-entry manifest:full-path="Pictures/10001DB100000726000006F07B698630D60B94F3.svg" manifest:media-type="image/svg+xml"/>
  <manifest:file-entry manifest:full-path="Pictures/10000201000000440000004285DDD2FADCED59AD.png" manifest:media-type="image/png"/>
  <manifest:file-entry manifest:full-path="Pictures/100016E80000070C000006D693BB194449B6EFA1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" svg:font-family="'DIN Alternate Bold'"/>
    <style:font-face style:name="Iowan Old Style Roman2" svg:font-family="'Iowan Old Style Roman'"/>
    <style:font-face style:name="DIN Alternate Bold1" svg:font-family="'DIN Alternate Bold'" style:font-pitch="variable"/>
    <style:font-face style:name="Iowan Old Style Roman1" svg:font-family="'Iowan Old Style Roman'" style:font-pitch="variable"/>
    <style:font-face style:name="Liberation Sans" svg:font-family="'Liberation Sans'" style:font-pitch="variable"/>
    <style:font-face style:name="Microsoft YaHei1" svg:font-family="'Microsoft YaHei'" style:font-pitch="variable"/>
    <style:font-face style:name="Noto Sans Devanagari" svg:font-family="'Noto Sans Devanagari'" style:font-pitch="variable"/>
    <style:font-face style:name="Iowan Old Style Roman" svg:font-family="'Iowan Old Style Roman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1" svg:font-family="'Liberation Sans'" style:font-family-generic="swiss" style:font-pitch="variable"/>
    <style:font-face style:name="Iowan Old Style Roman3" svg:font-family="'Iowan Old Style Roman'" style:font-family-generic="system" style:font-pitch="variable"/>
    <style:font-face style:name="Microsoft YaHei" svg:font-family="'Microsoft YaHei'" style:font-family-generic="system" style:font-pitch="variable"/>
    <style:font-face style:name="Noto Sans Devanagari1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2.45cm" fo:min-width="15.175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968cm" fo:min-width="13.493cm" fo:padding-top="0.165cm" fo:padding-bottom="0.165cm" fo:padding-left="0.29cm" fo:padding-right="0.29cm"/>
    </style:style>
    <style:style style:name="gr4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5" style:family="graphic" style:parent-style-name="standard" style:list-style-name="L2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4.81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2">
      <style:graphic-properties draw:stroke="solid" draw:stroke-dash="Long_20_Dash" svg:stroke-width="0.081cm" svg:stroke-color="#ff7f2a" draw:marker-start-width="0.321cm" draw:marker-end-width="0.321cm" draw:fill="solid" draw:fill-color="#ffffff" draw:opacity="100%" draw:textarea-horizontal-align="justify" draw:textarea-vertical-align="middle" draw:auto-grow-height="false" fo:min-height="1.491cm" fo:min-width="4.851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width="0.081cm" svg:stroke-color="#ff7f2a" draw:marker-start-width="0.321cm" draw:marker-end-width="0.321cm" draw:fill="solid" draw:fill-color="#ffffff" draw:opacity="100%" draw:textarea-horizontal-align="justify" draw:textarea-vertical-align="middle" draw:auto-grow-height="false" fo:min-height="1.491cm" fo:min-width="4.813cm" fo:padding-top="0.165cm" fo:padding-bottom="0.165cm" fo:padding-left="0.29cm" fo:padding-right="0.29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2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3" style:family="graphic">
      <style:graphic-properties style:protect="size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solid" draw:fill-color="#d4edfb" draw:opacity="100%"/>
      <style:paragraph-properties fo:text-align="center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weight="bold" style:font-weight-asian="bold" style:font-weight-complex="bold" fo:hyphenate="false"/>
    </style:style>
    <style:style style:name="P7" style:family="paragraph">
      <loext:graphic-properties draw:fill="solid" draw:fill-color="#ffffff" draw:opacity="100%"/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weight="bold" style:font-weight-asian="bold" style:font-weight-complex="bold" fo:hyphenate="false"/>
    </style:style>
    <style:style style:name="P8" style:family="paragraph"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P9" style:family="paragraph">
      <loext:graphic-properties draw:fill="solid" draw:fill-color="#ffffff" draw:opacity="100%"/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P10" style:family="paragraph">
      <style:paragraph-properties fo:margin-left="0.953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P11" style:family="paragraph">
      <loext:graphic-properties draw:fill="solid" draw:fill-color="#ffffff" draw:opacity="100%"/>
      <style:paragraph-properties fo:margin-left="0.953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1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1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" fo:font-size="11pt" fo:letter-spacing="0.005cm" fo:font-style="normal" style:text-underline-style="none" fo:font-weight="bold" style:font-name-asian="DIN Alternate Bold" style:font-size-asian="11pt" style:font-style-asian="normal" style:font-weight-asian="bold" style:font-name-complex="DIN Alternate Bold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12pt" fo:letter-spacing="0.005cm" fo:font-style="normal" fo:text-shadow="none" style:text-underline-style="none" fo:font-weight="normal" style:letter-kerning="true" style:font-name-asian="DIN Alternate Bold" style:font-size-asian="12pt" style:font-style-asian="normal" style:font-weight-asian="normal" style:font-name-complex="DIN Alternate Bold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12pt" fo:letter-spacing="0.005cm" fo:font-style="normal" fo:text-shadow="none" style:text-underline-style="none" fo:font-weight="bold" style:letter-kerning="true" style:font-name-asian="DIN Alternate Bold" style:font-size-asian="12pt" style:font-style-asian="normal" style:font-weight-asian="bold" style:font-name-complex="DIN Alternate 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2pt" fo:letter-spacing="0.005cm" fo:font-style="normal" style:text-underline-style="none" fo:font-weight="bold" style:font-name-asian="DIN Alternate Bold" style:font-size-asian="12pt" style:font-style-asian="normal" style:font-weight-asian="bold" style:font-name-complex="DIN Alternate Bold" style:font-size-complex="12pt" style:font-style-complex="normal" style:font-weight-complex="bold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2pt" fo:letter-spacing="0.005cm" fo:font-style="normal" style:text-underline-style="none" fo:font-weight="normal" style:font-name-asian="DIN Alternate Bold" style:font-size-asian="12pt" style:font-style-asian="normal" style:font-weight-asian="normal" style:font-name-complex="DIN Alternate Bold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15.675cm" svg:height="12.7cm" svg:x="7.62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DB Pod N_7" draw:style-name="gr2" draw:text-style-name="P3" draw:layer="layout" svg:width="2.361cm" svg:height="0.749cm" svg:x="17.465cm" svg:y="13.273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14.605cm" svg:height="11.83cm" svg:x="8.255cm" svg:y="11.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1.949cm" svg:y1="18.644cm" svg:x2="11.965cm" svg:y2="19.585cm">
          <text:p/>
        </draw:line>
        <draw:line draw:style-name="gr4" draw:text-style-name="P5" draw:layer="layout" svg:x1="11.97cm" svg:y1="15.24cm" svg:x2="11.97cm" svg:y2="16.175cm">
          <text:p/>
        </draw:line>
        <draw:custom-shape draw:style-name="gr5" draw:text-style-name="P7" draw:layer="layout" svg:width="5.475cm" svg:height="1.905cm" svg:x="9.177cm" svg:y="16.41cm">
          <text:p text:style-name="P6"><text:span text:style-name="T2">cluster1-pxc-issuer</text:span><text:span text:style-name="T3"><text:line-break/></text:span><text:span text:style-name="T3">(</text:span><text:span text:style-name="T4">root certific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5.515cm" svg:height="1.905cm" svg:x="16.075cm" svg:y="16.61cm">
          <text:p text:style-name="P8"><text:span text:style-name="T4">TLS</text:span><text:span text:style-name="T4"><text:line-break/></text:span><text:span text:style-name="T4">certific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5.477cm" svg:height="1.905cm" svg:x="15.875cm" svg:y="16.41cm">
          <text:p text:style-name="P10"><text:span text:style-name="T4">TLS</text:span><text:span text:style-name="T4"><text:line-break/></text:span><text:span text:style-name="T4">certific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1.803cm" svg:height="1.749cm" svg:x="14.486cm" svg:y="11.982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11B9942962DABC40.png" xlink:type="simple" xlink:show="embed" xlink:actuate="onLoad" draw:mime-type="image/png"/>
        </draw:frame>
        <draw:custom-shape draw:name="DB Pod 1_0" draw:style-name="gr9" draw:text-style-name="P14" draw:layer="layout" svg:width="3.024cm" svg:height="0.863cm" svg:x="13.82cm" svg:y="13.672cm">
          <text:p text:style-name="P13"><text:span text:style-name="T4">cert-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.158cm" svg:height="1.124cm" svg:x="9.059cm" svg:y="10.836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4F4A7D291CBA7BE6.png" xlink:type="simple" xlink:show="embed" xlink:actuate="onLoad" draw:mime-type="image/png"/>
        </draw:frame>
        <draw:frame draw:style-name="gr8" draw:text-style-name="P12" draw:layer="layout" svg:width="1.803cm" svg:height="1.749cm" svg:x="11.077cm" svg:y="19.781cm">
          <draw:image xlink:href="Pictures/10001E460000070C000006D63BD7E95807005980.svg" xlink:type="simple" xlink:show="embed" xlink:actuate="onLoad" draw:mime-type="image/svg+xml">
            <text:p/>
          </draw:image>
          <draw:image xlink:href="Pictures/100002010000004400000042B90CDCCD565BB1C9.png" xlink:type="simple" xlink:show="embed" xlink:actuate="onLoad" draw:mime-type="image/png"/>
        </draw:frame>
        <draw:frame draw:style-name="gr8" draw:text-style-name="P12" draw:layer="layout" svg:width="1.829cm" svg:height="1.775cm" svg:x="15.765cm" svg:y="19.785cm">
          <draw:image xlink:href="Pictures/10001DB100000726000006F07B698630D60B94F3.svg" xlink:type="simple" xlink:show="embed" xlink:actuate="onLoad" draw:mime-type="image/svg+xml">
            <text:p/>
          </draw:image>
          <draw:image xlink:href="Pictures/100002010000004500000043AB8ED8965373EACB.png" xlink:type="simple" xlink:show="embed" xlink:actuate="onLoad" draw:mime-type="image/png"/>
        </draw:frame>
        <draw:custom-shape draw:name="DB Pod 1_1" draw:style-name="gr10" draw:text-style-name="P14" draw:layer="layout" svg:width="2.487cm" svg:height="1.294cm" svg:x="15.403cm" svg:y="21.607cm">
          <text:p text:style-name="P15"><text:span text:style-name="T5">cluster1-ssl</text:span><text:span text:style-name="T5"><text:line-break/></text:span><text:span text:style-name="T5">Sec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.829cm" svg:height="1.775cm" svg:x="19.376cm" svg:y="19.785cm">
          <draw:image xlink:href="Pictures/10001DB100000726000006F07B698630D60B94F3.svg" xlink:type="simple" xlink:show="embed" xlink:actuate="onLoad" draw:mime-type="image/svg+xml">
            <text:p/>
          </draw:image>
          <draw:image xlink:href="Pictures/100002010000004500000043AB8ED8965373EACB.png" xlink:type="simple" xlink:show="embed" xlink:actuate="onLoad" draw:mime-type="image/png"/>
        </draw:frame>
        <draw:custom-shape draw:name="DB Pod 1_2" draw:style-name="gr11" draw:text-style-name="P14" draw:layer="layout" svg:width="4.065cm" svg:height="1.294cm" svg:x="18.227cm" svg:y="21.607cm">
          <text:p text:style-name="P15"><text:span text:style-name="T5">cluster1-ssl-internal</text:span><text:span text:style-name="T5"><text:line-break/></text:span><text:span text:style-name="T5">Sec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5" draw:layer="layout" svg:x1="16.71cm" svg:y1="18.85cm" svg:x2="16.71cm" svg:y2="19.579cm">
          <text:p/>
        </draw:line>
        <draw:line draw:style-name="gr4" draw:text-style-name="P5" draw:layer="layout" svg:x1="20.285cm" svg:y1="18.85cm" svg:x2="20.285cm" svg:y2="19.579cm">
          <text:p/>
        </draw:line>
        <draw:line draw:style-name="gr4" draw:text-style-name="P5" draw:layer="layout" svg:x1="14.964cm" svg:y1="17.345cm" svg:x2="15.592cm" svg:y2="17.345cm">
          <text:p/>
        </draw:line>
        <draw:frame draw:style-name="gr8" draw:text-style-name="P12" draw:layer="layout" svg:width="1.127cm" svg:height="1.093cm" svg:x="16.323cm" svg:y="16.791cm">
          <draw:image xlink:href="Pictures/100018AA0000070C000006D65B4D8253A6394EA8.svg" xlink:type="simple" xlink:show="embed" xlink:actuate="onLoad" draw:mime-type="image/svg+xml">
            <text:p/>
          </draw:image>
          <draw:image xlink:href="Pictures/10000201000000440000004285DDD2FADCED59AD.png" xlink:type="simple" xlink:show="embed" xlink:actuate="onLoad" draw:mime-type="image/png"/>
        </draw:frame>
        <draw:frame draw:style-name="gr8" draw:text-style-name="P12" draw:layer="layout" svg:width="1.126cm" svg:height="1.093cm" svg:x="16.325cm" svg:y="16.791cm">
          <draw:image xlink:href="Pictures/100016E80000070C000006D693BB194449B6EFA1.svg" xlink:type="simple" xlink:show="embed" xlink:actuate="onLoad" draw:mime-type="image/svg+xml">
            <text:p/>
          </draw:image>
          <draw:image xlink:href="Pictures/1000020100000044000000421878AE7E5B4CDB21.png" xlink:type="simple" xlink:show="embed" xlink:actuate="onLoad" draw:mime-type="image/png"/>
        </draw:frame>
        <draw:frame draw:style-name="gr8" draw:text-style-name="P12" draw:layer="layout" svg:width="1.126cm" svg:height="1.093cm" svg:x="16.325cm" svg:y="16.791cm">
          <draw:image xlink:href="Pictures/100018AD0000070C000006D6540FD8913EF339DA.svg" xlink:type="simple" xlink:show="embed" xlink:actuate="onLoad" draw:mime-type="image/svg+xml">
            <text:p/>
          </draw:image>
          <draw:image xlink:href="Pictures/1000020100000044000000425D7A597179598633.png" xlink:type="simple" xlink:show="embed" xlink:actuate="onLoad" draw:mime-type="image/png"/>
        </draw:frame>
        <draw:line draw:style-name="gr4" draw:text-style-name="P5" draw:layer="layout" svg:x1="18.615cm" svg:y1="15.24cm" svg:x2="18.615cm" svg:y2="16.175cm">
          <text:p/>
        </draw:line>
        <draw:line draw:style-name="gr12" draw:text-style-name="P5" draw:layer="layout" svg:x1="11.97cm" svg:y1="15.24cm" svg:x2="18.615cm" svg:y2="15.24cm">
          <text:p/>
        </draw:line>
        <draw:line draw:style-name="gr12" draw:text-style-name="P5" draw:layer="layout" svg:x1="15.34cm" svg:y1="14.605cm" svg:x2="15.34cm" svg:y2="15.24cm">
          <text:p/>
        </draw:lin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" svg:font-family="'DIN Alternate Bold'"/>
    <style:font-face style:name="Iowan Old Style Roman2" svg:font-family="'Iowan Old Style Roman'"/>
    <style:font-face style:name="DIN Alternate Bold1" svg:font-family="'DIN Alternate Bold'" style:font-pitch="variable"/>
    <style:font-face style:name="Iowan Old Style Roman1" svg:font-family="'Iowan Old Style Roman'" style:font-pitch="variable"/>
    <style:font-face style:name="Liberation Sans" svg:font-family="'Liberation Sans'" style:font-pitch="variable"/>
    <style:font-face style:name="Microsoft YaHei1" svg:font-family="'Microsoft YaHei'" style:font-pitch="variable"/>
    <style:font-face style:name="Noto Sans Devanagari" svg:font-family="'Noto Sans Devanagari'" style:font-pitch="variable"/>
    <style:font-face style:name="Iowan Old Style Roman" svg:font-family="'Iowan Old Style Roman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1" svg:font-family="'Liberation Sans'" style:font-family-generic="swiss" style:font-pitch="variable"/>
    <style:font-face style:name="Iowan Old Style Roman3" svg:font-family="'Iowan Old Style Roman'" style:font-family-generic="system" style:font-pitch="variable"/>
    <style:font-face style:name="Microsoft YaHei" svg:font-family="'Microsoft YaHei'" style:font-family-generic="system" style:font-pitch="variable"/>
    <style:font-face style:name="Noto Sans Devanagari1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4" draw:fill-hatch-name="Red_20_90_20_Degrees_20_Crossed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6pt" style:font-style-asian="normal" style:font-weight-asian="normal" style:font-name-complex="Iowan Old Style Roman2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29T17:32:41.676865143</dc:date>
    <meta:editing-duration>PT6H48M12S</meta:editing-duration>
    <meta:editing-cycles>41</meta:editing-cycles>
    <meta:generator>LibreOffice/7.1.5.2$Linux_X86_64 LibreOffice_project/10$Build-2</meta:generator>
    <meta:document-statistic meta:object-count="46"/>
  </office:meta>
</office:document-meta>
</file>